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1c39" officeooo:paragraph-rsid="00111c39"/>
    </style:style>
    <style:style style:name="P2" style:family="paragraph" style:parent-style-name="Standard">
      <style:text-properties officeooo:rsid="00118345" officeooo:paragraph-rsid="001494af"/>
    </style:style>
    <style:style style:name="P3" style:family="paragraph" style:parent-style-name="Standard">
      <style:text-properties officeooo:paragraph-rsid="001494af"/>
    </style:style>
    <style:style style:name="T1" style:family="text">
      <style:text-properties officeooo:rsid="00118345"/>
    </style:style>
    <style:style style:name="T2" style:family="text">
      <style:text-properties officeooo:rsid="00134fb8"/>
    </style:style>
    <style:style style:name="T3" style:family="text">
      <style:text-properties officeooo:rsid="001494af"/>
    </style:style>
    <style:style style:name="T4" style:family="text">
      <style:text-properties fo:font-variant="normal" fo:text-transform="none" fo:color="#202124" loext:opacity="100%" style:font-name="Liberation Serif" fo:font-size="12pt" fo:letter-spacing="normal" fo:font-style="normal" fo:font-weight="normal" style:font-size-asian="12pt" style:font-size-complex="12pt"/>
    </style:style>
    <style:style style:name="T5" style:family="text">
      <style:text-properties officeooo:rsid="0014d6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Un restaurant chinois a besoin d’une application pour mettre en place un système « sit and eat », où le client n’aura pas besoin de se lever pour aller chercher ses plats, il pourra choisir grâce à une tablette mise à disposition sur sa table et grâce à un système de tapis roulant, les plats arriveront directement à sa table.</text:p>
      <text:p text:style-name="P1"/>
      <text:p text:style-name="P1"><text:s/>Le menu se constituent d’une sélection varié de plat traditio<text:span text:style-name="T1">nnel asiatique</text:span>, <text:span text:style-name="T1">avec des entrées, des plats principaux, et des desserts, ainsi que des boissons. Chacune de ces catégories est composé de choix chaud ou froid, il sera important de connaître si le client choisi un plat plusieurs plats mais aussi si celui ci sera chaud ou froid, car il sera important de connaître l’ordre des plats à amener au clients suivant sa commande afin de minimiser le temps d’attente.</text:span></text:p>
      <text:p text:style-name="P1"/>
      <text:p text:style-name="P3"><text:span text:style-name="T1"><text:s/>Le restaurant se constituent en plusieurs partie, avec un service à sushi/</text:span><text:span text:style-name="T4">Makizushi</text:span> <text:span text:style-name="T1">, </text:span><text:span text:style-name="T2">un wok/grill, d’une cave à vin</text:span><text:span text:style-name="T3">s</text:span><text:span text:style-name="T2"> </text:span><text:span text:style-name="T3">et d’alcools traditionnels, et bien sûr d’un service de plat permanent (comme dans un buffet classique).</text:span></text:p>
      <text:p text:style-name="P2"/>
      <text:p text:style-name="P2"><text:s/><text:span text:style-name="T3">Les sushis sont fait sur place, avec des produits frais, et donc limité, le client devra connaître la quantité restante du sushi choisi.</text:span></text:p>
      <text:p text:style-name="P2"/>
      <text:p text:style-name="P2"><text:s/><text:span text:style-name="T3">En ce qui concerne le wok/grill, le client pourra choisir avec précision la cuisson voulu, ainsi que la façon comment les aliments seront assaisonné durant la cuisson.</text:span></text:p>
      <text:p text:style-name="P2"/>
      <text:p text:style-name="P2"><text:span text:style-name="T3"><text:s/>Pour chaque catégories de plats, le client pourra connaître la liste d’ingrédients utilisé à la confection <text:s/>du plats afin de diminuer le</text:span><text:span text:style-name="T5">s risques d’allergie, un logo sera affiché lorsque le plat sera constitué avec un allergène. Nous nous basons sur la liste des 100 allergènes les plus coura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7T15:20:55.481000000</meta:creation-date>
    <dc:date>2021-10-17T16:14:31.224000000</dc:date>
    <meta:editing-duration>PT8M54S</meta:editing-duration>
    <meta:editing-cycles>1</meta:editing-cycles>
    <meta:document-statistic meta:table-count="0" meta:image-count="0" meta:object-count="0" meta:page-count="1" meta:paragraph-count="6" meta:word-count="272" meta:character-count="1623" meta:non-whitespace-character-count="1350"/>
    <meta:generator>LibreOffice/7.2.2.2$Windows_X86_64 LibreOffice_project/02b2acce88a210515b4a5bb2e46cbfb63fe97d56</meta:generator>
  </office:meta>
</office:document-meta>
</file>